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Black" svg:font-family="Arial Black" style:font-family-generic="swiss" style:font-pitch="variable" svg:panose-1="2 11 10 4 2 1 2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text-align="center"/>
      <style:text-properties style:font-name="Arial Black" fo:font-size="26pt" style:font-size-asian="26pt" style:font-size-complex="26pt"/>
    </style:style>
    <style:style style:name="P2" style:parent-style-name="Normální" style:family="paragraph">
      <style:paragraph-properties fo:text-align="center"/>
      <style:text-properties style:font-name="Arial Black" fo:font-size="26pt" style:font-size-asian="26pt" style:font-size-complex="26pt"/>
    </style:style>
    <style:style style:name="P3" style:parent-style-name="Normální" style:family="paragraph">
      <style:paragraph-properties fo:text-align="center"/>
      <style:text-properties style:font-name="Arial Black" fo:font-size="26pt" style:font-size-asian="26pt" style:font-size-complex="26pt"/>
    </style:style>
    <style:style style:name="P4" style:parent-style-name="Normální" style:family="paragraph">
      <style:paragraph-properties fo:text-align="center"/>
      <style:text-properties style:font-name="Arial Black" fo:font-size="26pt" style:font-size-asian="26pt" style:font-size-complex="26pt"/>
    </style:style>
    <style:style style:name="P5" style:parent-style-name="Normální" style:family="paragraph">
      <style:paragraph-properties fo:text-align="center"/>
      <style:text-properties style:font-name="Arial Black"/>
    </style:style>
    <style:style style:name="P6" style:parent-style-name="Normální" style:family="paragraph">
      <style:paragraph-properties fo:text-align="center"/>
      <style:text-properties style:font-name="Arial Black" fo:font-size="26pt" style:font-size-asian="26pt" style:font-size-complex="26pt"/>
    </style:style>
    <style:style style:name="P7" style:parent-style-name="Normální" style:family="paragraph">
      <style:paragraph-properties fo:text-align="center"/>
      <style:text-properties style:font-name="Arial Black" fo:font-size="26pt" style:font-size-asian="26pt" style:font-size-complex="26pt"/>
    </style:style>
    <style:style style:name="P8" style:parent-style-name="Normální" style:family="paragraph">
      <style:paragraph-properties fo:text-align="center"/>
      <style:text-properties style:font-name="Arial Black" fo:font-size="26pt" style:font-size-asian="26pt" style:font-size-complex="26pt"/>
    </style:style>
    <style:style style:name="P9" style:parent-style-name="Normální" style:family="paragraph">
      <style:paragraph-properties fo:text-align="center"/>
      <style:text-properties style:font-name="Arial Black" fo:font-size="26pt" style:font-size-asian="26pt" style:font-size-complex="26pt"/>
    </style:style>
    <style:style style:name="P10" style:parent-style-name="Normální" style:family="paragraph">
      <style:paragraph-properties fo:text-align="center"/>
      <style:text-properties style:font-name="Arial Black" fo:font-size="26pt" style:font-size-asian="26pt" style:font-size-complex="26pt"/>
    </style:style>
    <style:style style:name="P11" style:parent-style-name="Normální" style:family="paragraph">
      <style:paragraph-properties fo:text-align="center"/>
      <style:text-properties style:font-name="Arial Black" fo:font-size="26pt" style:font-size-asian="26pt" style:font-size-complex="26pt"/>
    </style:style>
    <style:style style:name="P12" style:parent-style-name="Normální" style:family="paragraph">
      <style:paragraph-properties fo:text-align="center"/>
      <style:text-properties style:font-name="Arial Black" fo:font-size="26pt" style:font-size-asian="26pt" style:font-size-complex="26pt"/>
    </style:style>
    <style:style style:name="P13" style:parent-style-name="Normální" style:family="paragraph">
      <style:paragraph-properties fo:text-align="center"/>
      <style:text-properties style:font-name="Arial Black" fo:font-size="26pt" style:font-size-asian="26pt" style:font-size-complex="26pt"/>
    </style:style>
    <style:style style:name="P14" style:parent-style-name="Normální" style:family="paragraph">
      <style:paragraph-properties fo:text-align="center"/>
      <style:text-properties style:font-name="Arial Black" fo:font-size="26pt" style:font-size-asian="26pt" style:font-size-complex="26pt"/>
    </style:style>
    <style:style style:name="P15" style:parent-style-name="Normální" style:family="paragraph">
      <style:paragraph-properties fo:text-align="center"/>
      <style:text-properties style:font-name="Arial Black" fo:font-size="26pt" style:font-size-asian="26pt" style:font-size-complex="26pt"/>
    </style:style>
    <style:style style:name="P16" style:parent-style-name="Obsah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7" style:parent-style-name="Obsah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8" style:parent-style-name="Obsah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9" style:parent-style-name="Obsah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0" style:parent-style-name="Obsah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1" style:parent-style-name="Normální" style:family="paragraph">
      <style:text-properties style:font-name="Arial Black"/>
    </style:style>
    <style:style style:name="P22" style:parent-style-name="Normální" style:family="paragraph">
      <style:text-properties style:font-name="Arial Black"/>
    </style:style>
    <style:style style:name="P23" style:parent-style-name="Normální" style:family="paragraph">
      <style:text-properties style:font-name="Arial Black"/>
    </style:style>
    <style:style style:name="P24" style:parent-style-name="Normální" style:family="paragraph">
      <style:text-properties style:font-name="Arial Black"/>
    </style:style>
    <style:style style:name="P25" style:parent-style-name="Normální" style:family="paragraph">
      <style:text-properties style:font-name="Arial Black"/>
    </style:style>
    <style:style style:name="P26" style:parent-style-name="Normální" style:family="paragraph">
      <style:text-properties style:font-name="Arial Black"/>
    </style:style>
    <style:style style:name="P27" style:parent-style-name="Normální" style:family="paragraph">
      <style:text-properties style:font-name="Arial Black"/>
    </style:style>
    <style:style style:name="P28" style:parent-style-name="Normální" style:family="paragraph">
      <style:text-properties style:font-name="Arial Black"/>
    </style:style>
    <style:style style:name="P29" style:parent-style-name="Normální" style:family="paragraph">
      <style:text-properties style:font-name="Arial Black"/>
    </style:style>
    <style:style style:name="P30" style:parent-style-name="Normální" style:family="paragraph">
      <style:text-properties style:font-name="Arial Black"/>
    </style:style>
    <style:style style:name="P31" style:parent-style-name="Normální" style:family="paragraph">
      <style:text-properties style:font-name="Arial Black"/>
    </style:style>
    <style:style style:name="P32" style:parent-style-name="Normální" style:family="paragraph">
      <style:text-properties style:font-name="Arial Black"/>
    </style:style>
    <style:style style:name="P33" style:parent-style-name="Normální" style:family="paragraph">
      <style:text-properties style:font-name="Arial Black"/>
    </style:style>
    <style:style style:name="P34" style:parent-style-name="Normální" style:family="paragraph">
      <style:text-properties style:font-name="Arial Black"/>
    </style:style>
    <style:style style:name="P35" style:parent-style-name="Normální" style:family="paragraph">
      <style:text-properties style:font-name="Arial Black"/>
    </style:style>
    <style:style style:name="P36" style:parent-style-name="Normální" style:family="paragraph">
      <style:text-properties style:font-name="Arial Black"/>
    </style:style>
    <style:style style:name="P37" style:parent-style-name="Normální" style:family="paragraph">
      <style:text-properties style:font-name="Arial Black"/>
    </style:style>
    <style:style style:name="P38" style:parent-style-name="Normální" style:family="paragraph">
      <style:text-properties style:font-name="Arial Black"/>
    </style:style>
    <style:style style:name="P39" style:parent-style-name="Normální" style:family="paragraph">
      <style:text-properties style:font-name="Arial Black"/>
    </style:style>
    <style:style style:name="P40" style:parent-style-name="Normální" style:family="paragraph">
      <style:text-properties style:font-name="Arial Black"/>
    </style:style>
    <style:style style:name="P41" style:parent-style-name="Normální" style:family="paragraph">
      <style:text-properties style:font-name="Arial Black"/>
    </style:style>
    <style:style style:name="P42" style:parent-style-name="Normální" style:family="paragraph">
      <style:text-properties style:font-name="Arial Black"/>
    </style:style>
    <style:style style:name="P43" style:parent-style-name="Normální" style:family="paragraph">
      <style:text-properties style:font-name="Arial Black"/>
    </style:style>
    <style:style style:name="P44" style:parent-style-name="Normální" style:family="paragraph">
      <style:text-properties style:font-name="Arial Black"/>
    </style:style>
    <style:style style:name="P45" style:parent-style-name="Odstavecseseznamem" style:family="paragraph"/>
    <style:style style:name="P46" style:parent-style-name="Odstavecseseznamem" style:family="paragraph"/>
    <style:style style:name="P47" style:parent-style-name="Odstavecseseznamem" style:family="paragraph"/>
    <style:style style:name="P48" style:parent-style-name="Odstavecseseznamem" style:family="paragraph"/>
    <style:style style:name="P49" style:parent-style-name="Odstavecseseznamem" style:family="paragraph"/>
    <style:style style:name="P50" style:parent-style-name="Odstavecseseznamem" style:family="paragraph"/>
    <style:style style:name="P51" style:parent-style-name="Odstavecseseznamem" style:family="paragraph"/>
    <style:style style:name="P52" style:parent-style-name="Odstavecseseznamem" style:family="paragraph"/>
    <style:style style:name="P53" style:parent-style-name="Odstavecseseznamem" style:family="paragraph"/>
    <style:style style:name="P54" style:parent-style-name="Odstavecseseznamem" style:family="paragraph"/>
    <style:style style:name="P55" style:parent-style-name="Odstavecseseznamem" style:family="paragraph"/>
    <style:style style:name="P56" style:parent-style-name="Odstavecseseznamem" style:family="paragraph"/>
    <style:style style:name="P57" style:parent-style-name="Odstavecseseznamem" style:family="paragraph"/>
    <style:style style:name="P58" style:parent-style-name="Odstavecseseznamem" style:family="paragraph"/>
    <style:style style:name="P59" style:parent-style-name="Odstavecseseznamem" style:family="paragraph"/>
    <style:style style:name="P60" style:parent-style-name="Odstavecseseznamem" style:family="paragraph"/>
    <style:style style:name="P61" style:parent-style-name="Odstavecseseznamem" style:family="paragraph"/>
    <style:style style:name="P62" style:parent-style-name="Odstavecseseznamem" style:family="paragraph"/>
    <style:style style:name="P63" style:parent-style-name="Odstavecseseznamem" style:family="paragraph"/>
    <style:style style:name="P64" style:parent-style-name="Odstavecseseznamem" style:family="paragraph"/>
    <style:style style:name="P65" style:parent-style-name="Odstavecseseznamem" style:family="paragraph"/>
  </office:automatic-styles>
  <office:body>
    <office:text text:use-soft-page-breaks="true">
      <text:p text:style-name="P1"><text:line-break/></text:p>
      <text:p text:style-name="P2"/>
      <text:p text:style-name="P3"/>
      <text:p text:style-name="P4">NextWave Games</text:p>
      <text:p text:style-name="P5">Prodej počítačových, mobilních a konzolových her za hubičku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Nadpisobsahu">Obsah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Obsah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ální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ální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"><text:a xlink:href="#_Toc183515327" office:target-frame-name="_top" xlink:show="replace"><text:span text:style-name="Hypertextovýodkaz">Cíl projektu</text:span><text:tab/>3</text:a></text:p>
          <text:p text:style-name="P17"><text:a xlink:href="#_Toc183515328" office:target-frame-name="_top" xlink:show="replace"><text:span text:style-name="Hypertextovýodkaz">Role Admin</text:span><text:tab/>3</text:a></text:p>
          <text:p text:style-name="P18"><text:a xlink:href="#_Toc183515329" office:target-frame-name="_top" xlink:show="replace"><text:span text:style-name="Hypertextovýodkaz">Role uživatel</text:span><text:tab/>3</text:a></text:p>
          <text:p text:style-name="P19"><text:a xlink:href="#_Toc183515330" office:target-frame-name="_top" xlink:show="replace"><text:span text:style-name="Hypertextovýodkaz">Uživatelské rozhraní</text:span><text:tab/>3</text:a></text:p>
          <text:p text:style-name="P20"><text:a xlink:href="#_Toc183515331" office:target-frame-name="_top" xlink:show="replace"><text:span text:style-name="Hypertextovýodkaz">Technická specifikace řešení</text:span><text:tab/>4</text:a></text:p>
        </text:index-body>
      </text:table-of-content>
      <text:p text:style-name="Normální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h text:style-name="Nadpis1" text:outline-level="1"><text:bookmark-start text:name="_Toc183515327"/>Cíl projektu<text:bookmark-end text:name="_Toc183515327"/></text:h>
      <text:p text:style-name="Normální">Můj cíl projektu je vytvořit webovou stránku na způsob e-shopu, který bude mít moderní grafický styl, na tomto e-shopu se budou prodávat hry v digitální podobě.<text:s/>Hry budou naprogramované vlastníkem stránky, tedy mnou, využiji zde své dovednosti a schopnosti z programátorského pohledu a grafického pohledu.<text:s/>Uživatel si bude moct<text:s/>tyto<text:s/>hry<text:s/>zakoupit<text:s/>na stránce bez přihlášení a po zakoupení uživateli přijde email s fakturou, digitálním klíčem, či odkaz pro stažení souboru.<text:s/>Cíl je dosažení vysokého navštěvování e-shopu a úspěšného prodeje her a produktů uživatelům za příjemné ceny. Tímto tahem bych chtěl, aby se navštěvování stránky uživateli navýšilo a ustálilo na řádek tisíců uživatelů měsíčně.</text:p>
      <text:p text:style-name="Normální"/>
      <text:p text:style-name="Normální"/>
      <text:h text:style-name="Nadpis1" text:outline-level="1"><text:bookmark-start text:name="_Toc183515328"/>Role Admin<text:bookmark-end text:name="_Toc183515328"/></text:h>
      <text:list text:style-name="LFO1" text:continue-numbering="true">
        <text:list-item>
          <text:p text:style-name="P45">Možnost přidávat, čí odebírat hry na e-shopu</text:p>
        </text:list-item>
        <text:list-item>
          <text:p text:style-name="P46">Možnost úpravy<text:s/>popisu, ceny a názvů<text:s/>her, či jiných produktů</text:p>
        </text:list-item>
        <text:list-item>
          <text:p text:style-name="P47">Unikátní login</text:p>
        </text:list-item>
        <text:list-item>
          <text:p text:style-name="P48">Možnost zamítnutí nabídky, pokud uživatel nesplňuje minimální věk pro daný produkt</text:p>
        </text:list-item>
        <text:list-item>
          <text:p text:style-name="P49">Možnost komunikace a zasílání nabídek a novinek ve formě emailu</text:p>
        </text:list-item>
      </text:list>
      <text:p text:style-name="Normální"/>
      <text:h text:style-name="Nadpis1" text:outline-level="1"><text:bookmark-start text:name="_Toc183515329"/>Role uživatel<text:bookmark-end text:name="_Toc183515329"/></text:h>
      <text:list text:style-name="LFO1" text:continue-numbering="true">
        <text:list-item>
          <text:p text:style-name="P50">Možnost nakupovat a prohlížet hry a produkty na e-shopu</text:p>
        </text:list-item>
        <text:list-item>
          <text:p text:style-name="P51">Možnost loginu</text:p>
        </text:list-item>
        <text:list-item>
          <text:p text:style-name="P52">Možnost upravit množství a produkty v košíku</text:p>
        </text:list-item>
        <text:list-item>
          <text:p text:style-name="P53">Možnost komunikovat s podporou</text:p>
        </text:list-item>
        <text:list-item>
          <text:p text:style-name="P54">Možnost nakupovat bez loginu</text:p>
        </text:list-item>
        <text:list-item>
          <text:p text:style-name="P55">Možnost budovat úroveň účtu pro získáni bonusů a slev</text:p>
        </text:list-item>
        <text:list-item>
          <text:p text:style-name="P56">Možnost uplatňovat bonusové kupony a slevy pro snížení ceny</text:p>
        </text:list-item>
      </text:list>
      <text:p text:style-name="Normální"/>
      <text:h text:style-name="Nadpis1" text:outline-level="1"><text:bookmark-start text:name="_Toc183515330"/>Uživatelské rozhraní<text:bookmark-end text:name="_Toc183515330"/></text:h>
      <text:list text:style-name="LFO1" text:continue-numbering="true">
        <text:list-item>
          <text:p text:style-name="P57">Pokud uživatel zakoupí jakýkoli produkt, přijde mu digitální klíč, či soubor pro stažení</text:p>
        </text:list-item>
        <text:list-item>
          <text:p text:style-name="P58">Krásně přehledný e-shop, kde se nikdo neztratí</text:p>
        </text:list-item>
        <text:list-item>
          <text:p text:style-name="P59">Možnost loginu uživatele</text:p>
        </text:list-item>
        <text:list-item>
          <text:p text:style-name="P60">Možnost zobrazovaní všech produktů a her</text:p>
        </text:list-item>
        <text:list-item>
          <text:p text:style-name="P61">Možnost uplatnění slev</text:p>
        </text:list-item>
        <text:list-item>
          <text:p text:style-name="P62">Možnost místa pro reklamy a sponzory po stranách webové stránky</text:p>
        </text:list-item>
      </text:list>
      <text:p text:style-name="Normální"/>
      <text:h text:style-name="Nadpis1" text:outline-level="1"><text:bookmark-start text:name="_Toc183515331"/><text:soft-page-break/>Technická specifikace řešení<text:bookmark-end text:name="_Toc183515331"/></text:h>
      <text:list text:style-name="LFO1" text:continue-numbering="true">
        <text:list-item>
          <text:p text:style-name="P63">E-shop bude přehledný a jasný</text:p>
        </text:list-item>
        <text:list-item>
          <text:p text:style-name="P64">E-shop bude komunikovat s databází, kde budou zapsané všechny produkty a hry</text:p>
        </text:list-item>
        <text:list-item>
          <text:p text:style-name="P65">Bude možnost zobrazit náhled hry pomocí kliknutí na obrázek u daného produktu, či hry.</text:p>
        </text:list-item>
      </text:list>
      <text:p text:style-name="Odstavecseseznamem"/>
      <text:p text:style-name="Normální"/>
      <text:p text:style-name="Odstavecseseznamem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Black" svg:font-family="Arial Black" style:font-family-generic="swiss" style:font-pitch="variable" svg:panose-1="2 11 10 4 2 1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Bezmezer" style:display-name="Bez mezer" style:family="paragraph">
      <style:paragraph-properties fo:margin-bottom="0in" fo:line-height="100%"/>
      <style:text-properties fo:hyphenate="false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obsahu" style:display-name="Nadpis obsahu" style:family="paragraph" style:parent-style-name="Nadpis1" style:next-style-name="Normální">
      <style:text-properties style:letter-kerning="false" style:language-asian="cs" style:country-asian="CZ" fo:hyphenate="false"/>
    </style:style>
    <style:style style:name="Obsah1" style:display-name="Obsah 1" style:family="paragraph" style:parent-style-name="Normální" style:next-style-name="Normální" style:auto-update="true">
      <style:paragraph-properties fo:margin-bottom="0.0694in"/>
      <style:text-properties fo:hyphenate="false"/>
    </style:style>
    <style:style style:name="Hypertextovýodkaz" style:display-name="Hypertextový odkaz" style:family="text" style:parent-style-name="Standardnípísmoodstavce">
      <style:text-properties fo:color="#0563C1" style:text-underline-type="single" style:text-underline-style="solid" style:text-underline-width="auto" style:text-underline-mode="continuous"/>
    </style:style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tin Filous</meta:initial-creator>
    <dc:creator>Martin Filous</dc:creator>
    <meta:creation-date>2024-11-26T09:55:00Z</meta:creation-date>
    <dc:date>2024-11-26T11:23:00Z</dc:date>
    <meta:template xlink:href="Normal" xlink:type="simple"/>
    <meta:editing-cycles>1</meta:editing-cycles>
    <meta:editing-duration>PT5280S</meta:editing-duration>
    <meta:document-statistic meta:page-count="4" meta:paragraph-count="4" meta:word-count="347" meta:character-count="2397" meta:row-count="17" meta:non-whitespace-character-count="2054"/>
  </office:meta>
</office:document-meta>
</file>